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daa52"/>
    </style:style>
    <style:style style:name="P2" style:family="paragraph" style:parent-style-name="Text_20_body" style:list-style-name="L1">
      <style:text-properties officeooo:rsid="001daa52" officeooo:paragraph-rsid="001daa52"/>
    </style:style>
    <style:style style:name="P3" style:family="paragraph" style:parent-style-name="Title">
      <style:text-properties officeooo:rsid="001daa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haltsverzeichnis</text:p>
      <text:p text:style-name="P1"/>
      <text:list xml:id="list7582189406927205479" text:style-name="L1">
        <text:list-item>
          <text:p text:style-name="P2">Kurzbeschreibung / Abstract</text:p>
        </text:list-item>
        <text:list-item>
          <text:p text:style-name="P2">Erklärung, das die Dokumentation kein Plagiat ist</text:p>
        </text:list-item>
        <text:list-item>
          <text:p text:style-name="P2">Motivation und Ziel der Projektarbeit</text:p>
        </text:list-item>
        <text:list-item>
          <text:p text:style-name="P2">Benutzerhandbuch zur Bedienung des Produktes</text:p>
        </text:list-item>
        <text:list-item>
          <text:p text:style-name="P2">Technische Beschreibung der Funktionen</text:p>
        </text:list-item>
        <text:list-item>
          <text:p text:style-name="P2">Aufgabenteilung und Arbeitsprozessbericht</text:p>
        </text:list-item>
        <text:list-item>
          <text:p text:style-name="P2">Ablauf der Arbeit (Probleme, Lösungen, Erfahrungen)</text:p>
        </text:list-item>
        <text:list-item>
          <text:p text:style-name="P2">Eigene Bewertung von Ablauf und Ergebnis (Selsbstreflexion)</text:p>
        </text:list-item>
        <text:list-item>
          <text:p text:style-name="P2">Hinweis zur Weiterentwicklung des Produktes, neue Features etc.</text:p>
        </text:list-item>
        <text:list-item>
          <text:p text:style-name="P2">Quellenanga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7S</meta:editing-duration>
    <meta:editing-cycles>3</meta:editing-cycles>
    <meta:generator>LibreOffice/5.2.6.2$Windows_x86 LibreOffice_project/a3100ed2409ebf1c212f5048fbe377c281438fdc</meta:generator>
    <dc:date>2017-04-11T14:25:43.217000000</dc:date>
    <meta:document-statistic meta:table-count="0" meta:image-count="0" meta:object-count="0" meta:page-count="1" meta:paragraph-count="11" meta:word-count="60" meta:character-count="450" meta:non-whitespace-character-count="411"/>
    <meta:user-defined meta:name="Info 1"/>
    <meta:user-defined meta:name="Info 2"/>
    <meta:user-defined meta:name="Info 3"/>
    <meta:user-defined meta:name="Info 4"/>
  </office:meta>
</office:document-meta>
</file>